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78in" style:rel-column-width="13490*"/>
    </style:style>
    <style:style style:name="Table1.B" style:family="table-column">
      <style:table-column-properties style:column-width="2.7479in" style:rel-column-width="26906*"/>
    </style:style>
    <style:style style:name="Table1.C" style:family="table-column">
      <style:table-column-properties style:column-width="2.5674in" style:rel-column-width="251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78in" style:rel-column-width="13490*"/>
    </style:style>
    <style:style style:name="Table2.B" style:family="table-column">
      <style:table-column-properties style:column-width="2.3069in" style:rel-column-width="22588*"/>
    </style:style>
    <style:style style:name="Table2.C" style:family="table-column">
      <style:table-column-properties style:column-width="3.0083in" style:rel-column-width="2945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dcaa" officeooo:paragraph-rsid="001edcaa"/>
    </style:style>
    <style:style style:name="P2" style:family="paragraph" style:parent-style-name="Standard">
      <style:paragraph-properties fo:text-align="center" style:justify-single-word="false"/>
      <style:text-properties officeooo:rsid="001edcaa" officeooo:paragraph-rsid="001edcaa"/>
    </style:style>
    <style:style style:name="P3" style:family="paragraph" style:parent-style-name="Standard">
      <style:text-properties fo:font-style="italic" officeooo:rsid="001edcaa" officeooo:paragraph-rsid="001edcaa" style:font-style-asian="italic" style:font-style-complex="italic"/>
    </style:style>
    <style:style style:name="P4" style:family="paragraph" style:parent-style-name="Standard">
      <style:text-properties fo:font-style="italic" officeooo:rsid="0025cab0" officeooo:paragraph-rsid="0025cab0" style:font-style-asian="italic" style:font-style-complex="italic"/>
    </style:style>
    <style:style style:name="P5" style:family="paragraph" style:parent-style-name="Standard">
      <style:text-properties officeooo:rsid="00206e98" officeooo:paragraph-rsid="00206e98"/>
    </style:style>
    <style:style style:name="P6" style:family="paragraph" style:parent-style-name="Table_20_Contents">
      <style:paragraph-properties fo:text-align="center" style:justify-single-word="false"/>
      <style:text-properties officeooo:rsid="00206e98" officeooo:paragraph-rsid="00206e98"/>
    </style:style>
    <style:style style:name="P7" style:family="paragraph" style:parent-style-name="Table_20_Contents">
      <style:paragraph-properties fo:text-align="center" style:justify-single-word="false"/>
      <style:text-properties officeooo:rsid="00206e98" officeooo:paragraph-rsid="00224969"/>
    </style:style>
    <style:style style:name="P8" style:family="paragraph" style:parent-style-name="Standard">
      <style:text-properties officeooo:rsid="00206e98" officeooo:paragraph-rsid="00224969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dcaa" officeooo:paragraph-rsid="00206e9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edcaa" officeooo:paragraph-rsid="0022496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06e98" officeooo:paragraph-rsid="00206e9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6e98" officeooo:paragraph-rsid="00224969" style:font-weight-asian="bold" style:font-weight-complex="bold"/>
    </style:style>
    <style:style style:name="P13" style:family="paragraph" style:parent-style-name="Standard">
      <style:text-properties fo:font-weight="normal" officeooo:rsid="0023843d" officeooo:paragraph-rsid="00224969" style:font-weight-asian="normal" style:font-weight-complex="normal"/>
    </style:style>
    <style:style style:name="P14" style:family="paragraph" style:parent-style-name="Standard">
      <style:text-properties fo:font-weight="normal" officeooo:rsid="0023843d" officeooo:paragraph-rsid="002472ad" style:font-weight-asian="normal" style:font-weight-complex="normal"/>
    </style:style>
    <style:style style:name="P15" style:family="paragraph" style:parent-style-name="Standard">
      <style:text-properties fo:font-weight="normal" officeooo:rsid="0023c45a" officeooo:paragraph-rsid="0023c45a" style:font-weight-asian="normal" style:font-weight-complex="normal"/>
    </style:style>
    <style:style style:name="P16" style:family="paragraph" style:parent-style-name="Standard">
      <style:text-properties fo:font-weight="normal" officeooo:rsid="00243a10" officeooo:paragraph-rsid="00243a10" style:font-weight-asian="normal" style:font-weight-complex="normal"/>
    </style:style>
    <style:style style:name="P17" style:family="paragraph" style:parent-style-name="Standard">
      <style:text-properties fo:font-weight="normal" officeooo:rsid="0025cab0" officeooo:paragraph-rsid="0025cab0" style:font-weight-asian="normal" style:font-weight-complex="normal"/>
    </style:style>
    <style:style style:name="P18" style:family="paragraph" style:parent-style-name="Standard">
      <style:text-properties fo:font-weight="normal" officeooo:rsid="0027809b" officeooo:paragraph-rsid="0027809b" style:font-weight-asian="normal" style:font-weight-complex="normal"/>
    </style:style>
    <style:style style:name="P19" style:family="paragraph" style:parent-style-name="Standard">
      <style:text-properties fo:font-weight="normal" officeooo:rsid="0027809b" officeooo:paragraph-rsid="002881be" style:font-weight-asian="normal" style:font-weight-complex="normal"/>
    </style:style>
    <style:style style:name="P20" style:family="paragraph" style:parent-style-name="Standard">
      <style:text-properties officeooo:rsid="00243a10" officeooo:paragraph-rsid="00243a10"/>
    </style:style>
    <style:style style:name="P21" style:family="paragraph" style:parent-style-name="Standard">
      <style:text-properties officeooo:rsid="002472ad" officeooo:paragraph-rsid="002472ad"/>
    </style:style>
    <style:style style:name="P22" style:family="paragraph" style:parent-style-name="Table_20_Contents">
      <style:paragraph-properties fo:text-align="center" style:justify-single-word="false"/>
      <style:text-properties officeooo:rsid="00224969" officeooo:paragraph-rsid="00224969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Standard">
      <style:text-properties officeooo:rsid="001edcaa" officeooo:paragraph-rsid="00297f6e"/>
    </style:style>
    <style:style style:name="P25" style:family="paragraph" style:parent-style-name="Standard">
      <style:text-properties officeooo:rsid="00206e98" officeooo:paragraph-rsid="0028db64"/>
    </style:style>
    <style:style style:name="P26" style:family="paragraph" style:parent-style-name="Standard">
      <style:paragraph-properties fo:text-align="center" style:justify-single-word="false"/>
      <style:text-properties officeooo:rsid="00206e98" officeooo:paragraph-rsid="00297f6e"/>
    </style:style>
    <style:style style:name="P27" style:family="paragraph" style:parent-style-name="Standard">
      <style:text-properties fo:font-weight="normal" officeooo:rsid="0023843d" officeooo:paragraph-rsid="00297f6e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rsid="00297f6e" officeooo:paragraph-rsid="00297f6e"/>
    </style:style>
    <style:style style:name="T1" style:family="text">
      <style:text-properties officeooo:rsid="001edca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dcaa"/>
    </style:style>
    <style:style style:name="T4" style:family="text">
      <style:text-properties officeooo:rsid="001fe568"/>
    </style:style>
    <style:style style:name="T5" style:family="text">
      <style:text-properties style:font-name="Courier New"/>
    </style:style>
    <style:style style:name="T6" style:family="text">
      <style:text-properties officeooo:rsid="002171a1"/>
    </style:style>
    <style:style style:name="T7" style:family="text">
      <style:text-properties officeooo:rsid="00228dea"/>
    </style:style>
    <style:style style:name="T8" style:family="text">
      <style:text-properties officeooo:rsid="0023c45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2472ad"/>
    </style:style>
    <style:style style:name="T11" style:family="text">
      <style:text-properties officeooo:rsid="0025cab0"/>
    </style:style>
    <style:style style:name="T12" style:family="text">
      <style:text-properties officeooo:rsid="002881be"/>
    </style:style>
    <style:style style:name="T13" style:family="text">
      <style:text-properties officeooo:rsid="00297f6e"/>
    </style:style>
    <style:style style:name="T14" style:family="text">
      <style:text-properties officeooo:rsid="00206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shatic and Platonic Paths</text:p>
      <text:p text:style-name="P2">by Sven Nilsen, 2022</text:p>
      <text:p text:style-name="P1"/>
      <text:p text:style-name="P3">In this paper I introduce two <text:span text:style-name="T4">higher order functions</text:span> representing Seshati<text:span text:style-name="T6">c</text:span> and Platoni<text:span text:style-name="T6">c domains</text:span>.</text:p>
      <text:p text:style-name="P4">I also <text:span text:style-name="T12">suggest</text:span> a new Moment Witness that extends Witness duality for Avatar Extensions.</text:p>
      <text:p text:style-name="P1"/>
      <text:p text:style-name="P1">Seshatic<text:span text:style-name="T2"><text:reference-ref text:reference-format="text" text:ref-name="seshatism">[1]</text:reference-ref></text:span> and Platonic<text:span text:style-name="T2"><text:reference-ref text:reference-format="text" text:ref-name="platonism">[2]</text:reference-ref></text:span> paths are two higher order functions<text:span text:style-name="T7"> </text:span><text:span text:style-name="T4">defined as following:</text:span></text:p>
      <text:p text:style-name="P1"/>
      <text:p text:style-name="P24"><text:span text:style-name="T5">∵</text:span><text:tab/>sesh<text:span text:style-name="T4">atic</text:span>(f : T → T) = \(x : T) = ¬<text:span text:style-name="Source_20_Text">∃</text:span> n : nat<text:span text:style-name="T6"> </text:span>⋀<text:span text:style-name="T6"> (&gt; 0)</text:span> { x == f<text:span text:style-name="T2">n</text:span>(x) }</text:p>
      <text:p text:style-name="P1"><text:span text:style-name="T5">∵</text:span><text:tab/>plato<text:span text:style-name="T4">nic</text:span>(f : T → <text:span text:style-name="T4">T</text:span>) = \(x : T) = ∃ n : nat { x == f<text:span text:style-name="T2">n</text:span>(x) }</text:p>
      <text:p text:style-name="P1"/>
      <text:p text:style-name="P1"><text:span text:style-name="T5">∴</text:span><text:tab/>sesh<text:span text:style-name="T4">atic</text:span> : (T → <text:span text:style-name="T4">T</text:span>) → (T → bool)</text:p>
      <text:p text:style-name="P1"><text:span text:style-name="T5">∴</text:span><text:tab/>plato<text:span text:style-name="T4">nic</text:span> : (T → <text:span text:style-name="T4">T</text:span>) → (T → bool)</text:p>
      <text:p text:style-name="P1"/>
      <text:p text:style-name="P20">Seshatic and Platonic paths model functions of type `T → T` as expressing equivalence groups.</text:p>
      <text:p text:style-name="P20">Each value might be thought of as representing a proposition and `f(a) = b` means `a’ =&gt; b’`.</text:p>
      <text:p text:style-name="P21">Here, `a’` is the propositional representation of `a`.</text:p>
      <text:p text:style-name="P21">When there exists a cycle containing both `a` and `b`, it means that `a’ == b’`.</text:p>
      <text:p text:style-name="P1"/>
      <text:p text:style-name="P5">The reason `x == f(x)` in the Seshatic path is based on the idea that Seshatism,</text:p>
      <text:p text:style-name="P5">which is `¬(a ~~ a)` for some proposition `a`, does not forbid `a == a`,</text:p>
      <text:p text:style-name="P5">only `a == b` where `a` and `b` are symbolic distinct<text:span text:style-name="T2"><text:reference-ref text:reference-format="text" text:ref-name="path semantical quality">[4]</text:reference-ref></text:span>.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581234612992">
          <table:table-cell table:style-name="Table1.A1" office:value-type="string">
            <text:p text:style-name="P9">⋀</text:p>
          </table:table-cell>
          <table:table-cell table:style-name="Table1.A1" office:value-type="string">
            <text:p text:style-name="P11">¬seshatic</text:p>
          </table:table-cell>
          <table:table-cell table:style-name="Table1.C1" office:value-type="string">
            <text:p text:style-name="P11">seshatic</text:p>
          </table:table-cell>
        </table:table-row>
        <table:table-row table:style-name="TableLine140581234667696">
          <table:table-cell table:style-name="Table1.A2" office:value-type="string">
            <text:p text:style-name="P11">¬platonic</text:p>
          </table:table-cell>
          <table:table-cell table:style-name="Table1.A2" office:value-type="string">
            <text:p text:style-name="P22">\(x : T) = false</text:p>
          </table:table-cell>
          <table:table-cell table:style-name="Table1.C2" office:value-type="string">
            <text:p text:style-name="P26"><text:span text:style-name="T1">¬plato</text:span><text:span text:style-name="T4">nic</text:span></text:p>
          </table:table-cell>
        </table:table-row>
        <table:table-row table:style-name="TableLine140581234734032">
          <table:table-cell table:style-name="Table1.A2" office:value-type="string">
            <text:p text:style-name="P11">platonic</text:p>
          </table:table-cell>
          <table:table-cell table:style-name="Table1.A2" office:value-type="string">
            <text:p text:style-name="P26"><text:span text:style-name="T1">¬</text:span><text:span text:style-name="T13">seshatic</text:span></text:p>
          </table:table-cell>
          <table:table-cell table:style-name="Table1.C2" office:value-type="string">
            <text:p text:style-name="P6">\(x : T) = x == f(x)</text:p>
          </table:table-cell>
        </table:table-row>
      </table:table>
      <text:p text:style-name="P5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581234549632">
          <table:table-cell table:style-name="Table2.A1" office:value-type="string">
            <text:p text:style-name="P10">⋁</text:p>
          </table:table-cell>
          <table:table-cell table:style-name="Table2.A1" office:value-type="string">
            <text:p text:style-name="P12">¬seshatic</text:p>
          </table:table-cell>
          <table:table-cell table:style-name="Table2.C1" office:value-type="string">
            <text:p text:style-name="P12">seshatic</text:p>
          </table:table-cell>
        </table:table-row>
        <table:table-row table:style-name="TableLine140581234552512">
          <table:table-cell table:style-name="Table2.A2" office:value-type="string">
            <text:p text:style-name="P12">¬platonic</text:p>
          </table:table-cell>
          <table:table-cell table:style-name="Table2.A2" office:value-type="string">
            <text:p text:style-name="P7">\(x : T) = x <text:span text:style-name="T1">¬</text:span>= f(x)</text:p>
          </table:table-cell>
          <table:table-cell table:style-name="Table2.C2" office:value-type="string">
            <text:p text:style-name="P28">seshatic</text:p>
          </table:table-cell>
        </table:table-row>
        <table:table-row table:style-name="TableLine140581234554672">
          <table:table-cell table:style-name="Table2.A2" office:value-type="string">
            <text:p text:style-name="P12">platonic</text:p>
          </table:table-cell>
          <table:table-cell table:style-name="Table2.A2" office:value-type="string">
            <text:p text:style-name="P28">platonic</text:p>
          </table:table-cell>
          <table:table-cell table:style-name="Table2.C2" office:value-type="string">
            <text:p text:style-name="P22">\(x : T) = true</text:p>
          </table:table-cell>
        </table:table-row>
      </table:table>
      <text:p text:style-name="P13"/>
      <text:p text:style-name="P18">From the `<text:span text:style-name="T1">⋀</text:span>` table, one can see that there is a natural extension to Witness Duality<text:span text:style-name="T2"><text:reference-ref text:reference-format="text" text:ref-name="witness duality">[5]</text:reference-ref></text:span>:</text:p>
      <text:p text:style-name="P13"/>
      <text:p text:style-name="P27"><text:tab/><text:span text:style-name="T10">Loop Witness<text:tab/><text:tab/>platonic ⋀ seshatic<text:tab/><text:tab/></text:span><text:span text:style-name="T14">\(x : T) = x == f(x)</text:span></text:p>
      <text:p text:style-name="P27"><text:tab/><text:span text:style-name="T10">Product Witness<text:tab/>platonic ⋀ ¬seshatic<text:tab/><text:tab/></text:span><text:span text:style-name="T1">¬</text:span><text:span text:style-name="T13">seshatic</text:span></text:p>
      <text:p text:style-name="P27"><text:tab/><text:span text:style-name="T11">Moment Witness</text:span><text:tab/><text:span text:style-name="T10">seshatic ⋀ ¬platonic<text:tab/><text:tab/></text:span><text:span text:style-name="T1">¬plato</text:span><text:span text:style-name="T4">nic</text:span></text:p>
      <text:p text:style-name="P14"/>
      <text:p text:style-name="P18">The Loop and Product Witness are part of Witness Duality.<text:line-break/>The new witness is called “Moment Witness”, since it leaves (or passes) and never comes back.</text:p>
      <text:p text:style-name="P19">The Moment Witness might be useful for the theory of Avatar Extensions<text:span text:style-name="T2"><text:reference-ref text:reference-format="text" text:ref-name="avatar extensions">[6]</text:reference-ref></text:span>,<text:line-break/><text:span text:style-name="T12">in a generalised form, since Seshatic and Platonic paths are limited to functions of type `T → T`.</text:span></text:p>
      <text:h text:style-name="P23" text:outline-level="3">References:</text:h>
      <text:p text:style-name="P15"/>
      <text:p text:style-name="P15"><text:reference-mark-start text:name="seshatism"/>[1]<text:reference-mark-end text:name="seshatism"/><text:tab/>"Seshatism"</text:p>
      <text:p text:style-name="P15"><text:tab/>Sven Nilsen, 2021</text:p>
      <text:p text:style-name="P15"><text:tab/><text:a xlink:type="simple" xlink:href="https://github.com/advancedresearch/path_semantics/blob/master/papers-wip2/seshatism.pdf" text:style-name="Internet_20_link" text:visited-style-name="Visited_20_Internet_20_Link"><text:span text:style-name="T9">https://github.com/advancedresearch/path_semantics/blob/master/papers-wip2/seshatism.pdf</text:span></text:a></text:p>
      <text:p text:style-name="P15"/>
      <text:p text:style-name="P15"><text:reference-mark-start text:name="platonism"/>[2]<text:reference-mark-end text:name="platonism"/><text:tab/>“Platonism”</text:p>
      <text:p text:style-name="P15"><text:tab/>Wikipedia</text:p>
      <text:p text:style-name="P15"><text:tab/><text:a xlink:type="simple" xlink:href="https://en.wikipedia.org/wiki/Platonism" text:style-name="Internet_20_link" text:visited-style-name="Visited_20_Internet_20_Link"><text:span text:style-name="T9">https://en.wikipedia.org/wiki/Platonism</text:span></text:a></text:p>
      <text:p text:style-name="P15"/>
      <text:p text:style-name="P16"><text:reference-mark-start text:name="existential paths"/>[3]<text:reference-mark-end text:name="existential paths"/><text:tab/>“Existential Paths”</text:p>
      <text:p text:style-name="P16"><text:tab/>by Sven Nilsen, 2017</text:p>
      <text:p text:style-name="P16"><text:tab/><text:a xlink:type="simple" xlink:href="https://github.com/advancedresearch/path_semantics/blob/master/papers-wip/existential-paths.pdf" text:style-name="Internet_20_link" text:visited-style-name="Visited_20_Internet_20_Link"><text:span text:style-name="T9">https://github.com/advancedresearch/path_semantics/blob/master/papers-wip/existential-paths.pdf</text:span></text:a></text:p>
      <text:p text:style-name="P16"/>
      <text:p text:style-name="P16"><text:reference-mark-start text:name="path semantical quality"/>[4]<text:reference-mark-end text:name="path semantical quality"/><text:tab/>“Path Semantical Quality”</text:p>
      <text:p text:style-name="P16"><text:tab/>Sven Nilsen, 2021</text:p>
      <text:p text:style-name="P16"><text:tab/><text:a xlink:type="simple" xlink:href="https://github.com/advancedresearch/path_semantics/blob/master/papers-wip2/path-semantical-quality.pdf" text:style-name="Internet_20_link" text:visited-style-name="Visited_20_Internet_20_Link"><text:span text:style-name="T9">https://github.com/advancedresearch/path_semantics/blob/master/papers-wip2/path-semantical-quality.pdf</text:span></text:a></text:p>
      <text:p text:style-name="P16"/>
      <text:p text:style-name="P17"><text:reference-mark-start text:name="witness duality"/>[5]<text:reference-mark-end text:name="witness duality"/><text:tab/>“Witness Duality”</text:p>
      <text:p text:style-name="P17"><text:tab/>Sven Nilsen, 2020</text:p>
      <text:p text:style-name="P17"><text:tab/><text:a xlink:type="simple" xlink:href="https://github.com/advancedresearch/path_semantics/blob/master/papers-wip/witness-duality.pdf" text:style-name="Internet_20_link" text:visited-style-name="Visited_20_Internet_20_Link"><text:span text:style-name="T9">https://github.com/advancedresearch/path_semantics/blob/master/papers-wip/witness-duality.pdf</text:span></text:a></text:p>
      <text:p text:style-name="P17"/>
      <text:p text:style-name="P18"><text:reference-mark-start text:name="avatar extensions"/>[6]<text:reference-mark-end text:name="avatar extensions"/><text:tab/>“Avatar Extensions”</text:p>
      <text:p text:style-name="P18"><text:tab/>AdvancedResearch – Summary page on Avatar Extensions</text:p>
      <text:p text:style-name="P18"><text:tab/><text:a xlink:type="simple" xlink:href="https://advancedresearch.github.io/avatar-extensions/summary.html" text:style-name="Internet_20_link" text:visited-style-name="Visited_20_Internet_20_Link"><text:span text:style-name="T9">https://advancedresearch.github.io/avatar-extensions/summary.html</text:span></text:a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08T15:45:39.311218384</meta:creation-date>
    <dc:date>2022-01-09T13:26:07.779960466</dc:date>
    <meta:editing-duration>PT14M15S</meta:editing-duration>
    <meta:editing-cycles>2</meta:editing-cycles>
    <meta:generator>LibreOffice/7.2.2.2$MacOSX_X86_64 LibreOffice_project/02b2acce88a210515b4a5bb2e46cbfb63fe97d56</meta:generator>
    <meta:document-statistic meta:table-count="2" meta:image-count="0" meta:object-count="0" meta:page-count="2" meta:paragraph-count="59" meta:word-count="388" meta:character-count="2539" meta:non-whitespace-character-count="2190"/>
  </office:meta>
</office:document-meta>
</file>